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4" svg:stroke-width="0.035cm" svg:stroke-color="#000000" draw:stroke-linejoin="miter" svg:stroke-linecap="butt" draw:fill="solid" draw:fill-color="#f5921e" draw:textarea-horizontal-align="center" draw:textarea-vertical-align="middle" fo:padding-top="0.142cm" fo:padding-bottom="0.142cm" fo:padding-left="0.267cm" fo:padding-right="0.267cm"/>
    </style:style>
    <style:style style:name="P1" style:family="paragraph">
      <loext:graphic-properties draw:fill="solid" draw:fill-color="#f5921e"/>
      <style:paragraph-properties fo:text-align="center"/>
    </style:style>
  </office:automatic-styles>
  <office:body>
    <office:drawing>
      <draw:page draw:name="page1" draw:style-name="dp1" draw:master-page-name="Default">
        <draw:polygon draw:style-name="gr1" draw:text-style-name="P1" draw:layer="layout" svg:width="13.724cm" svg:height="8.417cm" svg:x="2.048cm" svg:y="1.852cm" svg:viewBox="0 0 13725 8418" draw:points="0,4185 584,3882 1005,3367 1333,2899 1309,2736 1520,2549 1590,2385 1613,2104 1964,1777 1941,1403 2408,888 2899,724 2923,537 3157,257 3367,257 3648,0 3811,0 3858,93 4349,210 5238,210 5378,257 5682,233 5799,561 5939,678 6127,654 6197,561 6243,748 6407,865 6524,865 6641,678 6758,491 7553,444 7623,350 7646,397 8161,397 8254,233 8488,257 8722,210 8886,374 8979,491 8933,818 9120,1005 9190,1169 9073,1426 9190,2104 9377,2408 9564,2619 9844,2572 9985,2549 10078,2549 10172,2782 10008,2853 9821,3484 9821,4185 9985,4396 10148,4443 10148,4700 10242,4817 10265,4981 10429,5121 11317,5051 11480,4840 11504,4677 12042,4723 12463,4513 12954,4443 13141,4700 13725,4747 13562,4887 13117,5004 12884,5121 12697,5308 12697,5635 12580,5729 12322,5916 12042,6056 11761,6150 11644,6290 11644,6407 10826,6407 10429,6547 10148,6594 10008,6734 9166,7225 9073,7436 8745,7600 8605,7717 8254,7693 8114,7880 7834,8114 7717,8114 7436,8325 7389,8418 7202,8418 7038,8325 7132,8021 6968,7857 6781,7763 5869,7857 5963,7459 5939,7225 5659,6758 5589,6313 5402,6009 5308,5542 5074,5214 4793,4793 4162,4817 3928,4793 3531,4770 3367,4910 3250,4700 2829,4630 2362,4349 1964,4373 1543,4232 1099,4139 959,4279 538,4279 350,4209 304,4256">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031cm" fo:margin-bottom="1.031cm" fo:margin-left="1.031cm" fo:margin-right="1.031cm" fo:page-width="21.026cm" fo:page-height="29.72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8-30T18:56:05.319330853</dc:date>
    <meta:editing-duration>PT8M31S</meta:editing-duration>
    <meta:editing-cycles>1</meta:editing-cycles>
    <meta:document-statistic meta:object-count="1"/>
    <meta:generator>LibreOffice/7.3.5.2$Linux_X86_64 LibreOffice_project/30$Build-2</meta:generator>
  </office:meta>
</office:document-meta>
</file>